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40000023E2F1C8D3612166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32pt" style:text-underline-style="solid" style:text-underline-width="auto" style:text-underline-color="font-color" fo:font-weight="bold" officeooo:rsid="000b5482" officeooo:paragraph-rsid="000b5482" fo:background-color="#ffff00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AAAAAAAAAAAAAAAAAAAAAAAAAAAAAAAAAAAAAAAAAAAAAAAAAAA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Captura_25_20desde_25_202022-11-21_25_2009-21-a31" draw:display-name="Captura%20desde%202022-11-21%2009-21-a31" xlink:href="Pictures/10000001000001E40000023E2F1C8D361216606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aptura_25_20desde_25_202022-11-21_25_2009-21-a31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1E40000023E2F1C8D361216606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aptura_25_20desde_25_202022-11-21_25_2009-21-a31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9:18:59.968068175</meta:creation-date>
    <dc:date>2022-11-21T09:48:33.057668186</dc:date>
    <meta:editing-duration>PT19M23S</meta:editing-duration>
    <meta:editing-cycles>1</meta:editing-cycles>
    <meta:document-statistic meta:table-count="0" meta:image-count="0" meta:object-count="0" meta:page-count="1" meta:paragraph-count="1" meta:word-count="1" meta:character-count="100" meta:non-whitespace-character-count="100"/>
    <meta:generator>LibreOffice/7.3.6.2$Linux_X86_64 LibreOffice_project/30$Build-2</meta:generator>
  </office:meta>
</office:document-meta>
</file>